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86d4" officeooo:paragraph-rsid="000386d4"/>
    </style:style>
    <style:style style:name="P2" style:family="paragraph" style:parent-style-name="Text_20_body">
      <style:text-properties officeooo:rsid="0003e505" officeooo:paragraph-rsid="0003e505"/>
    </style:style>
    <style:style style:name="P3" style:family="paragraph" style:parent-style-name="Text_20_body">
      <style:text-properties officeooo:paragraph-rsid="0003e505"/>
    </style:style>
    <style:style style:name="P4" style:family="paragraph" style:parent-style-name="Text_20_body">
      <style:text-properties fo:color="#ff3333" fo:font-weight="bold" officeooo:rsid="00093761" officeooo:paragraph-rsid="00093761" style:font-weight-asian="bold" style:font-weight-complex="bold"/>
    </style:style>
    <style:style style:name="P5" style:family="paragraph" style:parent-style-name="Text_20_body">
      <style:text-properties fo:color="#ff3333" fo:font-weight="bold" officeooo:rsid="0009ccec" officeooo:paragraph-rsid="0009ccec" style:font-weight-asian="bold" style:font-weight-complex="bold"/>
    </style:style>
    <style:style style:name="P6" style:family="paragraph" style:parent-style-name="Text_20_body">
      <style:text-properties fo:color="#ff3333" fo:font-weight="bold" officeooo:rsid="000ad141" officeooo:paragraph-rsid="000ad141" style:font-weight-asian="bold" style:font-weight-complex="bold"/>
    </style:style>
    <style:style style:name="P7" style:family="paragraph" style:parent-style-name="Text_20_body">
      <style:text-properties fo:color="#ff3333" fo:font-weight="bold" officeooo:rsid="000b665a" officeooo:paragraph-rsid="000b665a" style:font-weight-asian="bold" style:font-weight-complex="bold"/>
    </style:style>
    <style:style style:name="P8" style:family="paragraph" style:parent-style-name="Text_20_body">
      <style:text-properties fo:color="#ff3333" fo:font-weight="bold" officeooo:rsid="000c1665" officeooo:paragraph-rsid="000c1665" style:font-weight-asian="bold" style:font-weight-complex="bold"/>
    </style:style>
    <style:style style:name="P9" style:family="paragraph" style:parent-style-name="Text_20_body">
      <style:text-properties fo:color="#ff3333" fo:font-weight="bold" officeooo:rsid="000ee134" officeooo:paragraph-rsid="000ee134" style:font-weight-asian="bold" style:font-weight-complex="bold"/>
    </style:style>
    <style:style style:name="P10" style:family="paragraph" style:parent-style-name="Text_20_body">
      <style:text-properties fo:color="#ff3333" fo:font-weight="bold" officeooo:rsid="000fa95a" officeooo:paragraph-rsid="000fa95a" style:font-weight-asian="bold" style:font-weight-complex="bold"/>
    </style:style>
    <style:style style:name="P11" style:family="paragraph" style:parent-style-name="Text_20_body">
      <style:text-properties fo:color="#ff3333" fo:font-style="italic" fo:font-weight="bold" officeooo:rsid="0003e505" officeooo:paragraph-rsid="0003e505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color="#ff3333" fo:font-style="italic" fo:font-weight="bold" officeooo:rsid="0003e505" officeooo:paragraph-rsid="000582cf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fo:color="#ff3333" fo:font-style="italic" fo:font-weight="bold" officeooo:rsid="000582cf" officeooo:paragraph-rsid="000582cf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officeooo:rsid="00047627" officeooo:paragraph-rsid="00047627"/>
    </style:style>
    <style:style style:name="P15" style:family="paragraph" style:parent-style-name="Text_20_body">
      <style:text-properties officeooo:paragraph-rsid="00047627"/>
    </style:style>
    <style:style style:name="P16" style:family="paragraph" style:parent-style-name="Text_20_body">
      <style:text-properties officeooo:rsid="00093761" officeooo:paragraph-rsid="00093761"/>
    </style:style>
    <style:style style:name="P17" style:family="paragraph" style:parent-style-name="Text_20_body">
      <style:text-properties officeooo:rsid="0009ccec" officeooo:paragraph-rsid="0009ccec"/>
    </style:style>
    <style:style style:name="P18" style:family="paragraph" style:parent-style-name="Text_20_body">
      <style:text-properties officeooo:rsid="000ad141" officeooo:paragraph-rsid="000ad141"/>
    </style:style>
    <style:style style:name="P19" style:family="paragraph" style:parent-style-name="Text_20_body">
      <style:text-properties officeooo:rsid="000b665a" officeooo:paragraph-rsid="000b665a"/>
    </style:style>
    <style:style style:name="P20" style:family="paragraph" style:parent-style-name="Text_20_body">
      <style:text-properties officeooo:rsid="000c1665" officeooo:paragraph-rsid="000c1665"/>
    </style:style>
    <style:style style:name="P21" style:family="paragraph" style:parent-style-name="Text_20_body">
      <style:text-properties fo:font-style="italic" fo:font-weight="bold" officeooo:rsid="000386d4" officeooo:paragraph-rsid="000386d4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officeooo:rsid="000ee134" officeooo:paragraph-rsid="000ee134"/>
    </style:style>
    <style:style style:name="P23" style:family="paragraph" style:parent-style-name="Text_20_body">
      <style:text-properties officeooo:rsid="000f5f5e" officeooo:paragraph-rsid="000f5f5e"/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Heading_20_3">
      <style:text-properties officeooo:paragraph-rsid="000582cf"/>
    </style:style>
    <style:style style:name="P28" style:family="paragraph" style:parent-style-name="Heading_20_3">
      <style:text-properties officeooo:rsid="000ad141" officeooo:paragraph-rsid="000ad141"/>
    </style:style>
    <style:style style:name="P29" style:family="paragraph" style:parent-style-name="Heading_20_3">
      <style:text-properties officeooo:rsid="000ee134" officeooo:paragraph-rsid="000ee134"/>
    </style:style>
    <style:style style:name="P30" style:family="paragraph" style:parent-style-name="Heading_20_1">
      <style:text-properties officeooo:rsid="0003e505" officeooo:paragraph-rsid="0003e505"/>
    </style:style>
    <style:style style:name="P31" style:family="paragraph" style:parent-style-name="Heading_20_1">
      <style:text-properties officeooo:rsid="00093761" officeooo:paragraph-rsid="00093761"/>
    </style:style>
    <style:style style:name="P32" style:family="paragraph" style:parent-style-name="Heading_20_2">
      <style:text-properties officeooo:rsid="00093761" officeooo:paragraph-rsid="00093761"/>
    </style:style>
    <style:style style:name="P33" style:family="paragraph" style:parent-style-name="Heading_20_2">
      <style:text-properties officeooo:paragraph-rsid="0009ccec"/>
    </style:style>
    <style:style style:name="P34" style:family="paragraph" style:parent-style-name="Heading_20_2">
      <style:text-properties officeooo:rsid="0009ccec" officeooo:paragraph-rsid="0009ccec"/>
    </style:style>
    <style:style style:name="P35" style:family="paragraph" style:parent-style-name="Heading_20_2">
      <style:text-properties officeooo:rsid="000ee134" officeooo:paragraph-rsid="000ee134"/>
    </style:style>
    <style:style style:name="P36" style:family="paragraph" style:parent-style-name="Text_20_body" style:list-style-name="L1">
      <style:text-properties officeooo:rsid="0003e505" officeooo:paragraph-rsid="0003e505"/>
    </style:style>
    <style:style style:name="P37" style:family="paragraph" style:parent-style-name="Text_20_body" style:list-style-name="L2">
      <style:text-properties officeooo:rsid="000ee134" officeooo:paragraph-rsid="000ee134"/>
    </style:style>
    <style:style style:name="P38" style:family="paragraph" style:parent-style-name="Text_20_body" style:list-style-name="L3">
      <style:text-properties officeooo:rsid="000ee134" officeooo:paragraph-rsid="000ee134"/>
    </style:style>
    <style:style style:name="P39" style:family="paragraph" style:parent-style-name="Text_20_body" style:list-style-name="L3">
      <style:text-properties officeooo:rsid="000f5f5e" officeooo:paragraph-rsid="000f5f5e"/>
    </style:style>
    <style:style style:name="P40" style:family="paragraph" style:parent-style-name="Text_20_body">
      <style:text-properties fo:color="#ff3333" fo:font-weight="bold" officeooo:rsid="0010993b" officeooo:paragraph-rsid="0010993b" style:font-weight-asian="bold" style:font-weight-complex="bold"/>
    </style:style>
    <style:style style:name="P41" style:family="paragraph" style:parent-style-name="Text_20_body">
      <style:text-properties fo:color="#ff3333" fo:font-weight="bold" officeooo:rsid="0012a966" officeooo:paragraph-rsid="0012a966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3e505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officeooo:rsid="00047627"/>
    </style:style>
    <style:style style:name="T5" style:family="text">
      <style:text-properties officeooo:rsid="000582cf"/>
    </style:style>
    <style:style style:name="T6" style:family="text">
      <style:text-properties officeooo:rsid="00093761"/>
    </style:style>
    <style:style style:name="T7" style:family="text">
      <style:text-properties officeooo:rsid="0009ccec"/>
    </style:style>
    <style:style style:name="T8" style:family="text">
      <style:text-properties officeooo:rsid="000ad141"/>
    </style:style>
    <style:style style:name="T9" style:family="text">
      <style:text-properties officeooo:rsid="000b665a"/>
    </style:style>
    <style:style style:name="T10" style:family="text">
      <style:text-properties officeooo:rsid="000ee13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PI REST avec Node.js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5"><text:a xlink:type="simple" xlink:href="#__RefHeading___Toc109_871477380" text:style-name="Index_20_Link" text:visited-style-name="Index_20_Link">Runtime NodeJS<text:tab/>1</text:a></text:p>
          <text:p text:style-name="P26"><text:a xlink:type="simple" xlink:href="#__RefHeading___Toc111_871477380" text:style-name="Index_20_Link" text:visited-style-name="Index_20_Link">Installation de NodeJS<text:tab/>1</text:a></text:p>
          <text:p text:style-name="P24"><text:a xlink:type="simple" xlink:href="#__RefHeading___Toc113_871477380" text:style-name="Index_20_Link" text:visited-style-name="Index_20_Link">Vérifier que l'installation a fonctionné<text:tab/>2</text:a></text:p>
          <text:p text:style-name="P24"><text:a xlink:type="simple" xlink:href="#__RefHeading___Toc115_871477380" text:style-name="Index_20_Link" text:visited-style-name="Index_20_Link">Installer une dépendance au niveau global<text:tab/>2</text:a></text:p>
          <text:p text:style-name="P24"><text:a xlink:type="simple" xlink:href="#__RefHeading___Toc117_871477380" text:style-name="Index_20_Link" text:visited-style-name="Index_20_Link">Installer une dépendance au niveau local<text:tab/>2</text:a></text:p>
          <text:p text:style-name="P25"><text:a xlink:type="simple" xlink:href="#__RefHeading___Toc119_871477380" text:style-name="Index_20_Link" text:visited-style-name="Index_20_Link">IDE : Visual Studio Code<text:tab/>2</text:a></text:p>
          <text:p text:style-name="P26"><text:a xlink:type="simple" xlink:href="#__RefHeading___Toc121_871477380" text:style-name="Index_20_Link" text:visited-style-name="Index_20_Link">Plugins<text:tab/>2</text:a></text:p>
          <text:p text:style-name="P25"><text:a xlink:type="simple" xlink:href="#__RefHeading___Toc123_871477380" text:style-name="Index_20_Link" text:visited-style-name="Index_20_Link">Logiciel de versionning : Git/Github<text:tab/>2</text:a></text:p>
          <text:p text:style-name="P25"><text:a xlink:type="simple" xlink:href="#__RefHeading___Toc125_871477380" text:style-name="Index_20_Link" text:visited-style-name="Index_20_Link">Framework Express<text:tab/>2</text:a></text:p>
          <text:p text:style-name="P25"><text:a xlink:type="simple" xlink:href="#__RefHeading___Toc131_871477380" text:style-name="Index_20_Link" text:visited-style-name="Index_20_Link">Création du projet<text:tab/>2</text:a></text:p>
          <text:p text:style-name="P26"><text:a xlink:type="simple" xlink:href="#__RefHeading___Toc133_871477380" text:style-name="Index_20_Link" text:visited-style-name="Index_20_Link">Création d'un dossier serveur<text:tab/>2</text:a></text:p>
          <text:p text:style-name="P26"><text:a xlink:type="simple" xlink:href="#__RefHeading___Toc135_871477380" text:style-name="Index_20_Link" text:visited-style-name="Index_20_Link">Installation des dépendance nécessaire à la création de notre serveur<text:tab/>3</text:a></text:p>
          <text:p text:style-name="P24"><text:a xlink:type="simple" xlink:href="#__RefHeading___Toc137_871477380" text:style-name="Index_20_Link" text:visited-style-name="Index_20_Link">Installation de express au niveau local<text:tab/>3</text:a></text:p>
          <text:p text:style-name="P24"><text:a xlink:type="simple" xlink:href="#__RefHeading___Toc139_871477380" text:style-name="Index_20_Link" text:visited-style-name="Index_20_Link">Installation de nodemon au niveau global<text:tab/>3</text:a></text:p>
          <text:p text:style-name="P24"><text:a xlink:type="simple" xlink:href="#__RefHeading___Toc141_871477380" text:style-name="Index_20_Link" text:visited-style-name="Index_20_Link">Fichier package.json<text:tab/>3</text:a></text:p>
          <text:p text:style-name="P26"><text:a xlink:type="simple" xlink:href="#__RefHeading___Toc143_871477380" text:style-name="Index_20_Link" text:visited-style-name="Index_20_Link">Création du fichier d'entrée index.js<text:tab/>3</text:a></text:p>
          <text:p text:style-name="P24"><text:a xlink:type="simple" xlink:href="#__RefHeading___Toc145_871477380" text:style-name="Index_20_Link" text:visited-style-name="Index_20_Link">Importer les dépendances<text:tab/>3</text:a></text:p>
          <text:p text:style-name="P25"><text:a xlink:type="simple" xlink:href="#__RefHeading___Toc147_871477380" text:style-name="Index_20_Link" text:visited-style-name="Index_20_Link">Lancer le serveur<text:tab/>4</text:a></text:p>
          <text:p text:style-name="P26"><text:a xlink:type="simple" xlink:href="#__RefHeading___Toc149_871477380" text:style-name="Index_20_Link" text:visited-style-name="Index_20_Link">Lancer le serveur sans la recharge automatique quand on modifie un fichier<text:tab/>4</text:a></text:p>
          <text:p text:style-name="P26"><text:a xlink:type="simple" xlink:href="#__RefHeading___Toc151_871477380" text:style-name="Index_20_Link" text:visited-style-name="Index_20_Link">Lancer le serveur avec la recharge automatique quand on modifie un fichier<text:tab/>4</text:a></text:p>
          <text:p text:style-name="P25"><text:a xlink:type="simple" xlink:href="#__RefHeading___Toc393_828619551" text:style-name="Index_20_Link" text:visited-style-name="Index_20_Link">Création de la BDD avec MySQL Workbench<text:tab/>4</text:a></text:p>
          <text:p text:style-name="P25"><text:a xlink:type="simple" xlink:href="#__RefHeading___Toc395_828619551" text:style-name="Index_20_Link" text:visited-style-name="Index_20_Link">ORM = Object Relational Mapping<text:tab/>4</text:a></text:p>
          <text:p text:style-name="P26"><text:a xlink:type="simple" xlink:href="#__RefHeading___Toc397_828619551" text:style-name="Index_20_Link" text:visited-style-name="Index_20_Link">Installation<text:tab/>4</text:a></text:p>
          <text:p text:style-name="P24"><text:a xlink:type="simple" xlink:href="#__RefHeading___Toc399_828619551" text:style-name="Index_20_Link" text:visited-style-name="Index_20_Link">Installation de sequelize-cli<text:tab/>4</text:a></text:p>
          <text:p text:style-name="P24"><text:a xlink:type="simple" xlink:href="#__RefHeading___Toc401_828619551" text:style-name="Index_20_Link" text:visited-style-name="Index_20_Link">Installation de sequelize-cli<text:tab/>4</text:a></text:p>
          <text:p text:style-name="P24"><text:a xlink:type="simple" xlink:href="#__RefHeading___Toc403_828619551" text:style-name="Index_20_Link" text:visited-style-name="Index_20_Link">Installation du package mysql<text:tab/>4</text:a></text:p>
          <text:p text:style-name="P24"><text:a xlink:type="simple" xlink:href="#__RefHeading___Toc405_828619551" text:style-name="Index_20_Link" text:visited-style-name="Index_20_Link">Modification du fichier config.json<text:tab/>4</text:a></text:p>
          <text:p text:style-name="P24"><text:a xlink:type="simple" xlink:href="#__RefHeading___Toc407_828619551" text:style-name="Index_20_Link" text:visited-style-name="Index_20_Link">Créations des classes d'objets à partir du diagramme<text:tab/>4</text:a></text:p>
          <text:p text:style-name="P24"><text:a xlink:type="simple" xlink:href="#__RefHeading___Toc409_828619551" text:style-name="Index_20_Link" text:visited-style-name="Index_20_Link">Dossier migrations<text:tab/>5</text:a></text:p>
          <text:p text:style-name="P24"><text:a xlink:type="simple" xlink:href="#__RefHeading___Toc411_828619551" text:style-name="Index_20_Link" text:visited-style-name="Index_20_Link">Dossier models<text:tab/>5</text:a></text:p>
          <text:p text:style-name="P26"><text:a xlink:type="simple" xlink:href="#__RefHeading___Toc413_828619551" text:style-name="Index_20_Link" text:visited-style-name="Index_20_Link">Création de la BDD Suite<text:tab/>5</text:a></text:p>
          <text:p text:style-name="P24"><text:a xlink:type="simple" xlink:href="#__RefHeading___Toc415_828619551" text:style-name="Index_20_Link" text:visited-style-name="Index_20_Link">Migration sequelize<text:tab/>5</text:a></text:p>
          <text:p text:style-name="P24"><text:a xlink:type="simple" xlink:href="#__RefHeading___Toc417_828619551" text:style-name="Index_20_Link" text:visited-style-name="Index_20_Link">Vérifier que tout c'est bien passé<text:tab/>5</text:a></text:p>
        </text:index-body>
      </text:table-of-content>
      <text:p text:style-name="Text_20_body"/>
      <text:h text:style-name="Heading_20_1" text:outline-level="1"><text:bookmark-start text:name="__RefHeading___Toc109_871477380"/>Runtime NodeJS<text:bookmark-end text:name="__RefHeading___Toc109_871477380"/></text:h>
      <text:p text:style-name="P1">Gestionnaire de paquet (dépendance) pour NodeJS : <text:span text:style-name="T1">npm</text:span></text:p>
      <text:p text:style-name="P21"/>
      <text:h text:style-name="Heading_20_2" text:outline-level="2"><text:bookmark-start text:name="__RefHeading___Toc111_871477380"/>Installation de NodeJS<text:bookmark-end text:name="__RefHeading___Toc111_871477380"/></text:h>
      <text:p text:style-name="P3"><text:span text:style-name="T2">Aller sur le site </text:span><text:a xlink:type="simple" xlink:href="http://nodejs.org/" text:style-name="Internet_20_link" text:visited-style-name="Visited_20_Internet_20_Link"><text:span text:style-name="T2">http://nodejs.org/</text:span></text:a></text:p>
      <text:p text:style-name="P3"><text:soft-page-break/></text:p>
      <text:h text:style-name="Heading_20_3" text:outline-level="3"><text:bookmark-start text:name="__RefHeading___Toc113_871477380"/>Vérifier que l'installation a fonctionné<text:bookmark-end text:name="__RefHeading___Toc113_871477380"/></text:h>
      <text:p text:style-name="P2">Dans un terminal tapez la commande :</text:p>
      <text:p text:style-name="P11">$ node -v</text:p>
      <text:p text:style-name="P2">Puis tapez aussi la commande</text:p>
      <text:p text:style-name="P11">$ npm -v</text:p>
      <text:p text:style-name="P13"/>
      <text:h text:style-name="Heading_20_3" text:outline-level="3"><text:bookmark-start text:name="__RefHeading___Toc115_871477380"/>Installer une dépendance <text:span text:style-name="T5">au niveau global</text:span><text:bookmark-end text:name="__RefHeading___Toc115_871477380"/></text:h>
      <text:p text:style-name="P12">$ npm -<text:span text:style-name="T5">i -g dependance</text:span></text:p>
      <text:h text:style-name="P27" text:outline-level="3"><text:bookmark-start text:name="__RefHeading___Toc117_871477380"/>Installer une dépendance <text:span text:style-name="T5">au niveau local</text:span><text:bookmark-end text:name="__RefHeading___Toc117_871477380"/></text:h>
      <text:p text:style-name="P12">$ npm -<text:span text:style-name="T5">i --save dependance</text:span></text:p>
      <text:h text:style-name="Heading_20_1" text:outline-level="1"><text:bookmark-start text:name="__RefHeading___Toc119_871477380"/>IDE : Visual Studio Code<text:bookmark-end text:name="__RefHeading___Toc119_871477380"/></text:h>
      <text:h text:style-name="Heading_20_2" text:outline-level="2"><text:bookmark-start text:name="__RefHeading___Toc121_871477380"/>Plugins<text:bookmark-end text:name="__RefHeading___Toc121_871477380"/></text:h>
      <text:list xml:id="list62167339672638515" text:style-name="L1">
        <text:list-item>
          <text:p text:style-name="P36">Node.js Modules intellisense</text:p>
        </text:list-item>
        <text:list-item>
          <text:p text:style-name="P36"/>
        </text:list-item>
      </text:list>
      <text:h text:style-name="P30" text:outline-level="1"><text:bookmark-start text:name="__RefHeading___Toc123_871477380"/>Logiciel de versionning : Git/Github<text:bookmark-end text:name="__RefHeading___Toc123_871477380"/></text:h>
      <text:p text:style-name="P3"/>
      <text:h text:style-name="Heading_20_1" text:outline-level="1"><text:bookmark-start text:name="__RefHeading___Toc125_871477380"/>Framework Express<text:bookmark-end text:name="__RefHeading___Toc125_871477380"/></text:h>
      <text:p text:style-name="P15"><text:span text:style-name="T4">Aller sur le site </text:span><text:a xlink:type="simple" xlink:href="http://expressjs.com/" text:style-name="Internet_20_link" text:visited-style-name="Visited_20_Internet_20_Link"><text:span text:style-name="T4">http://expressjs.com/</text:span></text:a></text:p>
      <text:p text:style-name="P15"/>
      <text:p text:style-name="P14">SemanticUI</text:p>
      <text:p text:style-name="P14"/>
      <text:p text:style-name="P14"/>
      <text:h text:style-name="P31" text:outline-level="1"><text:bookmark-start text:name="__RefHeading___Toc131_871477380"/>Création du projet<text:bookmark-end text:name="__RefHeading___Toc131_871477380"/></text:h>
      <text:h text:style-name="P32" text:outline-level="2"><text:bookmark-start text:name="__RefHeading___Toc133_871477380"/>Création d'un dossier serveur<text:bookmark-end text:name="__RefHeading___Toc133_871477380"/></text:h>
      <text:p text:style-name="P4">$ cd D:\Users\Antoine\JavaScript\Serveur</text:p>
      <text:p text:style-name="P4">$ npm init</text:p>
      <text:p text:style-name="P4"><text:soft-page-break/>name : NOM_DU_SERVEUR</text:p>
      <text:p text:style-name="P4">version : (1.0.0) </text:p>
      <text:p text:style-name="P4">description : Serveur HTTP pour API REST</text:p>
      <text:p text:style-name="P16"><text:span text:style-name="T3">entry point : (index.js)</text:span> // c'est le fichier javascript qui va être appelé lorsque l'on va lancer notre projet.</text:p>
      <text:p text:style-name="P4">Test command :</text:p>
      <text:p text:style-name="P4">git repository :</text:p>
      <text:p text:style-name="P4">keywords : server, http, api, rest</text:p>
      <text:p text:style-name="P4">author : Antoine Thépaut</text:p>
      <text:p text:style-name="P4">licence : (ISC)</text:p>
      <text:p text:style-name="P16"/>
      <text:p text:style-name="P16">Is this ok ? (yes)</text:p>
      <text:p text:style-name="P16">Une fois terminé, un fichier package.json a été créé dans le dossier Serveur.</text:p>
      <text:h text:style-name="Heading_20_2" text:outline-level="2"><text:bookmark-start text:name="__RefHeading___Toc135_871477380"/>Installation des dépendance nécessaire à la création de notre serveur<text:bookmark-end text:name="__RefHeading___Toc135_871477380"/></text:h>
      <text:h text:style-name="Heading_20_3" text:outline-level="3"><text:bookmark-start text:name="__RefHeading___Toc137_871477380"/>Installation de express <text:span text:style-name="T6">au niveau local</text:span><text:bookmark-end text:name="__RefHeading___Toc137_871477380"/></text:h>
      <text:p text:style-name="P4">$ npm install express –save</text:p>
      <text:h text:style-name="Heading_20_3" text:outline-level="3"><text:bookmark-start text:name="__RefHeading___Toc139_871477380"/>Installation de nodemon au niveau global<text:bookmark-end text:name="__RefHeading___Toc139_871477380"/></text:h>
      <text:p text:style-name="P4">$ npm install -g nodemon</text:p>
      <text:p text:style-name="P17"/>
      <text:p text:style-name="P17">Un dossier node_modules a été créé dans le dossier Serveur.</text:p>
      <text:p text:style-name="P17"/>
      <text:h text:style-name="Heading_20_3" text:outline-level="3"><text:bookmark-start text:name="__RefHeading___Toc141_871477380"/>Fichier package.json<text:bookmark-end text:name="__RefHeading___Toc141_871477380"/></text:h>
      <text:p text:style-name="P17">On y voit la liste des dépendances installé avec l'attribut « dependancies ».</text:p>
      <text:p text:style-name="P17"/>
      <text:h text:style-name="Heading_20_2" text:outline-level="2"><text:bookmark-start text:name="__RefHeading___Toc143_871477380"/>Création du fichier d'entrée index.js<text:bookmark-end text:name="__RefHeading___Toc143_871477380"/></text:h>
      <text:h text:style-name="Heading_20_3" text:outline-level="3"><text:bookmark-start text:name="__RefHeading___Toc145_871477380"/>Importer les dépendances<text:bookmark-end text:name="__RefHeading___Toc145_871477380"/></text:h>
      <text:p text:style-name="P5">Var express = require('express') ;</text:p>
      <text:p text:style-name="P5"/>
      <text:h text:style-name="Heading_20_1" text:outline-level="1"><text:bookmark-start text:name="__RefHeading___Toc147_871477380"/><text:soft-page-break/>Lancer le serveur<text:bookmark-end text:name="__RefHeading___Toc147_871477380"/></text:h>
      <text:h text:style-name="P33" text:outline-level="2"><text:bookmark-start text:name="__RefHeading___Toc149_871477380"/>Lancer le serveur sans la recharge automatique <text:span text:style-name="T7">quand on modifie un fichier</text:span><text:bookmark-end text:name="__RefHeading___Toc149_871477380"/></text:h>
      <text:p text:style-name="P5">$ node <text:s/>index.js</text:p>
      <text:h text:style-name="P34" text:outline-level="2"><text:bookmark-start text:name="__RefHeading___Toc151_871477380"/>Lancer le serveur avec la recharge automatique quand on modifie un fichier<text:bookmark-end text:name="__RefHeading___Toc151_871477380"/></text:h>
      <text:p text:style-name="P5">$ nodemon <text:s/>index.js</text:p>
      <text:p text:style-name="P5"/>
      <text:h text:style-name="Heading_20_1" text:outline-level="1"><text:bookmark-start text:name="__RefHeading___Toc393_828619551"/>Création de la BDD <text:span text:style-name="T8">avec MySQL Workbench</text:span><text:bookmark-end text:name="__RefHeading___Toc393_828619551"/></text:h>
      <text:p text:style-name="P18">Ouvrir MySql Workbench → MySQL Model → Créer un nouveau diagramme</text:p>
      <text:p text:style-name="P18"/>
      <text:h text:style-name="Heading_20_1" text:outline-level="1"><text:bookmark-start text:name="__RefHeading___Toc395_828619551"/>ORM = Object Relational Mapping<text:bookmark-end text:name="__RefHeading___Toc395_828619551"/></text:h>
      <text:h text:style-name="Heading_20_2" text:outline-level="2"><text:bookmark-start text:name="__RefHeading___Toc397_828619551"/>Installation<text:bookmark-end text:name="__RefHeading___Toc397_828619551"/></text:h>
      <text:h text:style-name="P28" text:outline-level="3"><text:bookmark-start text:name="__RefHeading___Toc399_828619551"/>Installation de sequelize-cli<text:bookmark-end text:name="__RefHeading___Toc399_828619551"/></text:h>
      <text:p text:style-name="P6">$ npm install -g sequelize-cli</text:p>
      <text:h text:style-name="P28" text:outline-level="3"><text:bookmark-start text:name="__RefHeading___Toc401_828619551"/>Installation de sequelize<text:bookmark-end text:name="__RefHeading___Toc401_828619551"/></text:h>
      <text:p text:style-name="P6">$ npm install --save sequelize</text:p>
      <text:h text:style-name="Heading_20_3" text:outline-level="3"><text:bookmark-start text:name="__RefHeading___Toc403_828619551"/>Installation du package mysql <text:bookmark-end text:name="__RefHeading___Toc403_828619551"/></text:h>
      <text:p text:style-name="P6">$ npm install mysql --save </text:p>
      <text:p text:style-name="P6">$ npm install mysql2 --save </text:p>
      <text:h text:style-name="Heading_20_3" text:outline-level="3"><text:bookmark-start text:name="__RefHeading___Toc405_828619551"/><text:span text:style-name="T9">Modification du f</text:span>ichier config.json<text:bookmark-end text:name="__RefHeading___Toc405_828619551"/></text:h>
      <text:p text:style-name="P19">Contient les noms des bases, les logins, les mot de passes, les urls.</text:p>
      <text:h text:style-name="Heading_20_3" text:outline-level="3"><text:bookmark-start text:name="__RefHeading___Toc407_828619551"/>Créations des <text:span text:style-name="T9">c</text:span>lasses d'objets <text:span text:style-name="T9">à partir du diagramme</text:span><text:bookmark-end text:name="__RefHeading___Toc407_828619551"/></text:h>
      <text:p text:style-name="P19">Dans un invite de commande, dans le dossier du serveur, tapez la commande :</text:p>
      <text:p text:style-name="P7">$ sequelize model:create – attributes « email:string username:string password:string bio:string isAdmin:boolean » --name User</text:p>
      <text:p text:style-name="P19">Faire des commandes similaires pour tous les tables.</text:p>
      <text:p text:style-name="P19">Ces commandes vont créer des fichiers NOM_OBJET.js dans le dossier models, et <text:soft-page-break/>20171028125148-create-user.js dans le dossier migrations.</text:p>
      <text:h text:style-name="Heading_20_3" text:outline-level="3"><text:bookmark-start text:name="__RefHeading___Toc409_828619551"/>Dossier migrations<text:bookmark-end text:name="__RefHeading___Toc409_828619551"/></text:h>
      <text:p text:style-name="P20">Il contient le modèle pour chaque table avec les contraintes SQL.</text:p>
      <text:h text:style-name="Heading_20_3" text:outline-level="3"><text:bookmark-start text:name="__RefHeading___Toc411_828619551"/>Dossier models<text:bookmark-end text:name="__RefHeading___Toc411_828619551"/></text:h>
      <text:p text:style-name="P20">Il contient les associations entre les différentes tables.</text:p>
      <text:h text:style-name="Heading_20_2" text:outline-level="2"><text:bookmark-start text:name="__RefHeading___Toc413_828619551"/>Création de la BDD Suite<text:bookmark-end text:name="__RefHeading___Toc413_828619551"/></text:h>
      <text:p text:style-name="P20">Lancer mysql dans un terminal. Puis tapez la commande :</text:p>
      <text:p text:style-name="P8">mysql&gt; create database NOM_BDD ;</text:p>
      <text:p text:style-name="P8">Quittez mysql. </text:p>
      <text:h text:style-name="Heading_20_3" text:outline-level="3"><text:bookmark-start text:name="__RefHeading___Toc415_828619551"/>Migration sequelize<text:bookmark-end text:name="__RefHeading___Toc415_828619551"/></text:h>
      <text:p text:style-name="P20">Dans un invite de commande depuis le dossier Serveur, tapez la commande suivante pour intégrer tous les modèles créer avec sequelize dans la BDD :</text:p>
      <text:p text:style-name="P8">$ sequelize <text:a xlink:type="simple" xlink:href="db:migrate" text:style-name="Internet_20_link" text:visited-style-name="Visited_20_Internet_20_Link">db:migrate</text:a></text:p>
      <text:h text:style-name="Heading_20_3" text:outline-level="3"><text:bookmark-start text:name="__RefHeading___Toc417_828619551"/>Vérifier que tout c'est bien passé <text:bookmark-end text:name="__RefHeading___Toc417_828619551"/></text:h>
      <text:p text:style-name="P20">Allez sur MySQL Workbench puis cliquez sur le menu Database puis sur Reverse Enginee…</text:p>
      <text:p text:style-name="P20">Vérifier les infos de connexion., cliquer sur suivant puis suivant puis sélectionner les bases que l'on vient de créer puis faire continue, cocher Import MySQL Table Objects <text:s/>puis exécuté. On devrait normalement retrouver le même diagramme que celui créer précédemment.</text:p>
      <text:p text:style-name="P20"/>
      <text:h text:style-name="Heading_20_1" text:outline-level="1">JWT (Jason Web Token)</text:h>
      <text:h text:style-name="P35" text:outline-level="2">Structure d'un token JWT</text:h>
      <text:p text:style-name="P22">Un token est séparé en trois partie distincte par des points :</text:p>
      <text:list xml:id="list8361838007859661192" text:style-name="L2">
        <text:list-item>
          <text:p text:style-name="P37">Une en-tête qui contient l'algorithme de chiffrement, type de token</text:p>
        </text:list-item>
        <text:list-item>
          <text:p text:style-name="P37">Les données qui correspond au payload (données + champs réservés)</text:p>
        </text:list-item>
        <text:list-item>
          <text:p text:style-name="P37">La signature du token pour savoir s'il est valide ou non</text:p>
        </text:list-item>
      </text:list>
      <text:h text:style-name="P35" text:outline-level="2">Installation des dépendances :</text:h>
      <text:h text:style-name="P29" text:outline-level="3">Ajout de la dépendance jsonwebtoken</text:h>
      <text:p text:style-name="P9">$ npm install jsonwebtoken –save</text:p>
      <text:h text:style-name="P29" text:outline-level="3"><text:soft-page-break/>Ajout de la dépendance bcrypt</text:h>
      <text:p text:style-name="P9">$ npm install bcrypt –save</text:p>
      <text:h text:style-name="P29" text:outline-level="3">Ajout de la dépendance body-parser</text:h>
      <text:p text:style-name="P9">$ npm install body-parser –save</text:p>
      <text:h text:style-name="Heading_20_2" text:outline-level="2">Configuration du token dans le serveur</text:h>
      <text:h text:style-name="Heading_20_3" text:outline-level="3"><text:span text:style-name="T10">Configuration de body-parser dans le</text:span> fichier index.js</text:h>
      <text:p text:style-name="P22">Body parser Qu'est ce que c'est ? </text:p>
      <text:p text:style-name="P22">C'est ce qui va nous permettre de récupérer les arguments et les paramètres fournis dans le body d'une requête HTTP.</text:p>
      <text:h text:style-name="Heading_20_3" text:outline-level="3">Création du router pour l'api</text:h>
      <text:list xml:id="list1660830022603460817" text:style-name="L3">
        <text:list-item>
          <text:p text:style-name="P38">Création d'un fichier apiRouter.js</text:p>
        </text:list-item>
        <text:list-item>
          <text:p text:style-name="P39">Création d'un dossier routes, puis d'un ficher usersController.js à l'intérieur du dossier routes.</text:p>
          <text:p text:style-name="P39">Dans le fichier usersController.js on importe les dépendances bcrypt et jsonwebtoken </text:p>
        </text:list-item>
      </text:list>
      <text:p text:style-name="P23"/>
      <text:h text:style-name="Heading_20_2" text:outline-level="2">Installation de la dépendance async</text:h>
      <text:p text:style-name="P10">$ npm install async –save</text:p>
      <text:p text:style-name="P10"/>
      <text:p text:style-name="P40">Update mysql server pour mysql server 5.7</text:p>
      <text:p text:style-name="P40"/>
      <text:h text:style-name="Heading_20_1" text:outline-level="1">Modifier la BDD avec SEQUELIZE</text:h>
      <text:h text:style-name="Heading_20_2" text:outline-level="2">Suppression de l'ancienne BDD</text:h>
      <text:p text:style-name="P41">$ sequelize <text:a xlink:type="simple" xlink:href="db:drop" text:style-name="Internet_20_link" text:visited-style-name="Visited_20_Internet_20_Link">db:drop</text:a></text:p>
      <text:h text:style-name="Heading_20_2" text:outline-level="2">Création de la nouvelle base</text:h>
      <text:p text:style-name="P41">$ sequelize <text:a xlink:type="simple" xlink:href="db:create" text:style-name="Internet_20_link" text:visited-style-name="Visited_20_Internet_20_Link">db:create</text:a></text:p>
      <text:h text:style-name="Heading_20_2" text:outline-level="2">Migration de la BDD</text:h>
      <text:p text:style-name="P41">$ sequelize <text:a xlink:type="simple" xlink:href="db:create" text:style-name="Internet_20_link" text:visited-style-name="Visited_20_Internet_20_Link">db:</text:a>migr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12:16:12.761000000</meta:creation-date>
    <dc:date>2020-07-16T14:21:31.444000000</dc:date>
    <meta:editing-duration>PT5H39M39S</meta:editing-duration>
    <meta:editing-cycles>14</meta:editing-cycles>
    <meta:generator>LibreOffice/5.0.2.2$Windows_x86 LibreOffice_project/37b43f919e4de5eeaca9b9755ed688758a8251fe</meta:generator>
    <meta:document-statistic meta:table-count="0" meta:image-count="0" meta:object-count="0" meta:page-count="6" meta:paragraph-count="150" meta:word-count="944" meta:character-count="5845" meta:non-whitespace-character-count="5051"/>
  </office:meta>
</office:document-meta>
</file>